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0">
      <style:table-cell-properties fo:background-color="#00cc00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office:value-type="string" calcext:value-type="string">
            <text:p>Grü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4"/>
          <table:table-cell office:value-type="string" calcext:value-type="string">
            <text:p>2. Ordnu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</table:table>
      <table:table table:name="auswertung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3"/>
          <table:table-cell office:value-type="string" calcext:value-type="string">
            <text:p>Farbe</text:p>
          </table:table-cell>
          <table:table-cell office:value-type="string" calcext:value-type="string">
            <text:p>Frequenz/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Ultraviolet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 table:number-columns-repeated="2"/>
          <table:table-cell office:value-type="string" calcext:value-type="string">
            <text:p>Plot für die 1. Ord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5"/>
          <table:table-cell office:value-type="string" calcext:value-type="string">
            <text:p>Plot für die 2. Ordn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B5]" office:value-type="float" office:value="1.58" calcext:value-type="float">
            <text:p>1,5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F5]" office:value-type="float" office:value="1.48" calcext:value-type="float">
            <text:p>1,4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B6]" office:value-type="float" office:value="1.35" calcext:value-type="float">
            <text:p>1,3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6]" office:value-type="float" office:value="0.06" calcext:value-type="float">
            <text:p>0,06</text:p>
          </table:table-cell>
          <table:table-cell table:style-name="ce4" office:value-type="float" office:value="3.45642E-015" calcext:value-type="float">
            <text:p>3,46E-015</text:p>
          </table:table-cell>
          <table:table-cell table:style-name="ce4" office:value-type="float" office:value="2.351E-016" calcext:value-type="float">
            <text:p>2,35E-016</text:p>
          </table:table-cell>
          <table:table-cell table:style-name="ce2" table:formula="of:=[.Q6]*(1.602*10^-19)" office:value-type="float" office:value="5.53718483999999E-034" calcext:value-type="float">
            <text:p>5,53718483999999E-034</text:p>
          </table:table-cell>
          <table:table-cell table:style-name="ce2" table:formula="of:=[.R6]*1.602*10^-19" office:value-type="float" office:value="3.76630199999999E-035" calcext:value-type="float">
            <text:p>3,76630199999999E-035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F6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]" office:value-type="float" office:value="0.06" calcext:value-type="float">
            <text:p>0,06</text:p>
          </table:table-cell>
          <table:table-cell table:style-name="ce4" office:value-type="float" office:value="3.32696E-015" calcext:value-type="float">
            <text:p>3,33E-015</text:p>
          </table:table-cell>
          <table:table-cell table:style-name="ce4" office:value-type="float" office:value="0.0000000000002186" calcext:value-type="float">
            <text:p>2,19E-013</text:p>
          </table:table-cell>
          <table:table-cell table:style-name="ce2" table:formula="of:=[.AA6]*(1.602*10^-19)" office:value-type="float" office:value="5.32978991999999E-034" calcext:value-type="float">
            <text:p>5,32978991999999E-034</text:p>
          </table:table-cell>
          <table:table-cell table:style-name="ce2" table:formula="of:=[.AB6]*1.602*10^-19" office:value-type="float" office:value="3.50197199999999E-032" calcext:value-type="float">
            <text:p>3,50197199999999E-03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B7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F7]" office:value-type="float" office:value="1.08" calcext:value-type="float">
            <text:p>1,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B8]" office:value-type="float" office:value="0.71" calcext:value-type="float">
            <text:p>0,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8]" office:value-type="float" office:value="0.06" calcext:value-type="float">
            <text:p>0,06</text:p>
          </table:table-cell>
          <table:table-cell table:style-name="ce1" office:value-type="float" office:value="-1.19" calcext:value-type="float">
            <text:p>-1,19</text:p>
          </table:table-cell>
          <table:table-cell table:style-name="ce1" office:value-type="float" office:value="0.1583" calcext:value-type="float">
            <text:p>0,1583</text:p>
          </table:table-cell>
          <table:table-cell table:style-name="ce2" table:formula="of:=[.Q8]*(1.602*10^-19)" office:value-type="float" office:value="-1.90638E-019" calcext:value-type="float">
            <text:p>-1,90638E-019</text:p>
          </table:table-cell>
          <table:table-cell table:style-name="ce2" table:formula="of:=[.R8]*1.602*10^-19" office:value-type="float" office:value="2.535966E-020" calcext:value-type="float">
            <text:p>2,535966E-02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F8]" office:value-type="float" office:value="0.66" calcext:value-type="float">
            <text:p>0,6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]" office:value-type="float" office:value="0.06" calcext:value-type="float">
            <text:p>0,06</text:p>
          </table:table-cell>
          <table:table-cell table:style-name="ce1" office:value-type="float" office:value="-1.2" calcext:value-type="float">
            <text:p>-1,2</text:p>
          </table:table-cell>
          <table:table-cell table:style-name="ce1" office:value-type="float" office:value="0.1471" calcext:value-type="float">
            <text:p>0,1471</text:p>
          </table:table-cell>
          <table:table-cell table:style-name="ce2" table:formula="of:=[.AA8]*(1.602*10^-19)" office:value-type="float" office:value="-1.9224E-019" calcext:value-type="float">
            <text:p>-1,9224E-019</text:p>
          </table:table-cell>
          <table:table-cell table:style-name="ce2" table:formula="of:=[.AB8]*1.602*10^-19" office:value-type="float" office:value="2.356542E-020" calcext:value-type="float">
            <text:p>2,356542E-02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B9]" office:value-type="float" office:value="0.65" calcext:value-type="float">
            <text:p>0,6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9]" office:value-type="float" office:value="0.06" calcext:value-type="float">
            <text:p>0,06</text:p>
          </table:table-cell>
          <table:table-cell table:number-columns-repeated="6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F9]" office:value-type="float" office:value="0.6" calcext:value-type="float">
            <text:p>0,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9]" office:value-type="float" office:value="0.06" calcext:value-type="float">
            <text:p>0,06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table:style-name="ce2" office:value-type="string" calcext:value-type="string">
            <text:p>Grün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table:style-name="ce2" office:value-type="string" calcext:value-type="string">
            <text:p>Filterstärke/%</text:p>
          </table:table-cell>
          <table:table-cell table:style-name="ce2" office:value-type="string" calcext:value-type="string">
            <text:p>Stopspannung/V</text:p>
          </table:table-cell>
          <table:table-cell table:style-name="ce2" office:value-type="string" calcext:value-type="string">
            <text:p>Fehler/V</text:p>
          </table:table-cell>
          <table:table-cell table:number-columns-repeated="4"/>
          <table:table-cell table:formula="of:=100-(100/6.6)*5.3" office:value-type="float" office:value="19.6969696969697" calcext:value-type="float">
            <text:p>19,696969697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^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/>
          <table:table-cell table:style-name="ce2" office:value-type="string" calcext:value-type="string">
            <text:p>R/Ohm</text:p>
          </table:table-cell>
          <table:table-cell table:style-name="ce2" office:value-type="string" calcext:value-type="string">
            <text:p>Fehler/Ohm</text:p>
          </table:table-cell>
          <table:table-cell table:number-columns-repeated="2"/>
          <table:table-cell table:style-name="ce2" office:value-type="string" calcext:value-type="string">
            <text:p>Photostrom/A</text:p>
          </table:table-cell>
          <table:table-cell table:style-name="ce2"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table:formula="of:=360/1000" office:value-type="float" office:value="0.36" calcext:value-type="float">
            <text:p>0,36</text:p>
          </table:table-cell>
          <table:table-cell table:formula="of:=10/1000" office:value-type="float" office:value="0.01" calcext:value-type="float">
            <text:p>0,01</text:p>
          </table:table-cell>
          <table:table-cell/>
          <table:table-cell table:style-name="ce2" table:formula="of:=[.A26]/(LN(2)*[.D29])" office:value-type="float" office:value="40000000000000" calcext:value-type="float">
            <text:p>40000000000000</text:p>
          </table:table-cell>
          <table:table-cell table:style-name="ce2" table:formula="of:=SQRT(([.B26]/(LN(2)*[.D29]))^2+(([.A31]*[.E29])/(LN(2)*[.D29]^2))^2)" office:value-type="float" office:value="1571348402636.77" calcext:value-type="float">
            <text:p>1571348402636,77</text:p>
          </table:table-cell>
          <table:table-cell table:number-columns-repeated="2"/>
          <table:table-cell table:style-name="ce2" table:formula="of:=1.42/[.$D$26]" office:value-type="float" office:value="0.0000000000000355" calcext:value-type="float">
            <text:p>3,55E-014</text:p>
          </table:table-cell>
          <table:table-cell table:style-name="ce2" table:formula="of:=SQRT(([.B28]/[.D26])^2+(([.E26]*[.A28])/([.D26]^2))^2)" office:value-type="float" office:value="2.04812847422069E-015" calcext:value-type="float">
            <text:p>2,04812847422069E-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ppspannung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2" office:value-type="string" calcext:value-type="string">
            <text:p>C/H</text:p>
          </table:table-cell>
          <table:table-cell table:style-name="ce2" office:value-type="string" calcext:value-type="string">
            <text:p>Fehler/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2"/>
          <table:table-cell table:style-name="ce2" table:formula="of:=[.A31]/(LN(2)*10^13)" office:value-type="float" office:value="0.0000000000000129842553680007" calcext:value-type="float">
            <text:p>1,29842553680007E-014</text:p>
          </table:table-cell>
          <table:table-cell table:style-name="ce2" table:formula="of:=[.B31]/(LN(2)*10^13)" office:value-type="float" office:value="1.44269504088896E-015" calcext:value-type="float">
            <text:p>1,44269504088896E-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 table:number-columns-repeated="1022"/>
        </table:table-row>
        <table:table-row table:style-name="ro1">
          <table:table-cell table:formula="of:=90/1000" office:value-type="float" office:value="0.09" calcext:value-type="float">
            <text:p>0,09</text:p>
          </table:table-cell>
          <table:table-cell table:formula="of:=10/1000" office:value-type="float" office:value="0.01" calcext:value-type="float">
            <text:p>0,01</text:p>
          </table:table-cell>
          <table:table-cell table:number-columns-repeated="3"/>
          <table:table-cell table:formula="of:=6.6*10^-34" office:value-type="float" office:value="6.59999999999997E-034" calcext:value-type="float">
            <text:p>6,59999999999997E-034</text:p>
          </table:table-cell>
          <table:table-cell/>
          <table:table-cell table:formula="of:=[.F31]/(1.602*10^-19)" office:value-type="float" office:value="4.11985018726592E-015" calcext:value-type="float">
            <text:p>4,11985018726592E-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5"/>
          <table:table-cell office:value-type="float" office:value="299792458" calcext:value-type="float">
            <text:p>299792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style-name="ce2" office:value-type="string" calcext:value-type="string">
            <text:p>Frequenz/Hz</text:p>
          </table:table-cell>
          <table:table-cell table:style-name="ce2" office:value-type="string" calcext:value-type="string">
            <text:p>Fehler/Hz</text:p>
          </table:table-cell>
          <table:table-cell table:style-name="ce2" office:value-type="string" calcext:value-type="string">
            <text:p>Wellenlänge/m</text:p>
          </table:table-cell>
          <table:table-cell table:style-name="ce2" office:value-type="string" calcext:value-type="string">
            <text:p>Fehler/m</text:p>
          </table:table-cell>
          <table:table-cell table:number-columns-repeated="2"/>
          <table:table-cell table:style-name="ce2" office:value-type="string" calcext:value-type="string">
            <text:p>Frequenz/Hz</text:p>
          </table:table-cell>
          <table:table-cell table:style-name="ce2" office:value-type="string" calcext:value-type="string">
            <text:p>Fehler/Hz</text:p>
          </table:table-cell>
          <table:table-cell table:style-name="ce2" office:value-type="string" calcext:value-type="string">
            <text:p>Wellenlänge/m</text:p>
          </table:table-cell>
          <table:table-cell table:style-name="ce2" office:value-type="string" calcext:value-type="string">
            <text:p>Fehler/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4]-[.$Q$8])/([.$Q$6])" office:value-type="float" office:value="503411043796761" calcext:value-type="float">
            <text:p>503411043796761</text:p>
          </table:table-cell>
          <table:table-cell table:style-name="ce2" table:formula="of:=SQRT(([.C34]/[.$Q$6])^2+([.$R$8]/[.$Q$6])^2+((([.B34]-[.$Q$8])*[.$R$6])/([.$Q$6]^2))^2)" office:value-type="float" office:value="59760581627042.6" calcext:value-type="float">
            <text:p>59760581627042,6</text:p>
          </table:table-cell>
          <table:table-cell table:style-name="ce2" table:formula="of:=[.$G$32]/[.F34]" office:value-type="float" office:value="0.000000595522211310552" calcext:value-type="float">
            <text:p>5,95522211310552E-007</text:p>
          </table:table-cell>
          <table:table-cell table:style-name="ce2" table:formula="of:=([.$G$32]*[.G34])/[.F34]^2" office:value-type="float" office:value="0.0000000706952184666596" calcext:value-type="float">
            <text:p>7,06952184666596E-008</text:p>
          </table:table-cell>
          <table:table-cell table:number-columns-repeated="2"/>
          <table:table-cell table:style-name="ce2" table:formula="of:=([.B34]-[.$Q$8])/([.$H$31])" office:value-type="float" office:value="422345454545455" calcext:value-type="float">
            <text:p>422345454545455</text:p>
          </table:table-cell>
          <table:table-cell table:style-name="ce2" table:formula="of:=SQRT(([.C34]/[.$Q$6])^2+([.$R$8]/[.$Q$6])^2+((([.B34]-[.$Q$8])*[.$R$6])/([.$Q$6]^2))^2)" office:value-type="float" office:value="59760581627042.6" calcext:value-type="float">
            <text:p>59760581627042,6</text:p>
          </table:table-cell>
          <table:table-cell table:style-name="ce2" table:formula="of:=[.$G$32]/[.L34]" office:value-type="float" office:value="0.000000709827594386327" calcext:value-type="float">
            <text:p>7,09827594386327E-007</text:p>
          </table:table-cell>
          <table:table-cell table:style-name="ce2" table:formula="of:=([.$G$32]*[.M34])/[.L34]^2" office:value-type="float" office:value="0.000000100438419400311" calcext:value-type="float">
            <text:p>1,00438419400311E-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5]-[.$Q$8])/[.$Q$6]" office:value-type="float" office:value="529449546062111" calcext:value-type="float">
            <text:p>529449546062111</text:p>
          </table:table-cell>
          <table:table-cell table:style-name="ce2" table:formula="of:=SQRT(([.C35]/[.$Q$6])^2+([.$R$8]/[.$Q$6])^2+((([.B35]-[.$Q$8])*[.$R$6])/([.$Q$6]^2))^2)" office:value-type="float" office:value="60792703298846.1" calcext:value-type="float">
            <text:p>60792703298846,1</text:p>
          </table:table-cell>
          <table:table-cell table:style-name="ce2" table:formula="of:=[.$G$32]/[.F35]" office:value-type="float" office:value="0.000000566234233705115" calcext:value-type="float">
            <text:p>5,66234233705115E-007</text:p>
          </table:table-cell>
          <table:table-cell table:style-name="ce2" table:formula="of:=([.$G$32]*[.G35])/[.F35]^2" office:value-type="float" office:value="0.0000000650164119004576" calcext:value-type="float">
            <text:p>0,000000065</text:p>
          </table:table-cell>
          <table:table-cell table:number-columns-repeated="2"/>
          <table:table-cell table:style-name="ce2" table:formula="of:=([.B35]-[.$Q$8])/([.$H$31])" office:value-type="float" office:value="444190909090909" calcext:value-type="float">
            <text:p>444190909090909</text:p>
          </table:table-cell>
          <table:table-cell table:style-name="ce2" table:formula="of:=SQRT(([.I35]/[.$Q$6])^2+([.$R$8]/[.$Q$6])^2+((([.H35]-[.$Q$8])*[.$R$6])/([.$Q$6]^2))^2)" office:value-type="float" office:value="51438586005137.8" calcext:value-type="float">
            <text:p>51438586005137,8</text:p>
          </table:table-cell>
          <table:table-cell table:style-name="ce2" table:formula="of:=[.$G$32]/[.L35]" office:value-type="float" office:value="0.000000674918040564049" calcext:value-type="float">
            <text:p>6,74918040564049E-007</text:p>
          </table:table-cell>
          <table:table-cell table:style-name="ce2" table:formula="of:=([.$G$32]*[.M35])/[.L35]^2" office:value-type="float" office:value="0.0000000781574520447192" calcext:value-type="float">
            <text:p>7,81574520447192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6]-[.$Q$8])/[.$Q$6]" office:value-type="float" office:value="650962556633742" calcext:value-type="float">
            <text:p>650962556633742</text:p>
          </table:table-cell>
          <table:table-cell table:style-name="ce2" table:formula="of:=SQRT(([.C36]/[.$Q$6])^2+([.$R$8]/[.$Q$6])^2+((([.B36]-[.$Q$8])*[.$R$6])/([.$Q$6]^2))^2)" office:value-type="float" office:value="66025421495083.3" calcext:value-type="float">
            <text:p>66025421495083,3</text:p>
          </table:table-cell>
          <table:table-cell table:style-name="ce2" table:formula="of:=[.$G$32]/[.F36]" office:value-type="float" office:value="0.000000460537176746827" calcext:value-type="float">
            <text:p>4,60537176746827E-007</text:p>
          </table:table-cell>
          <table:table-cell table:style-name="ce2" table:formula="of:=([.$G$32]*[.G36])/[.F36]^2" office:value-type="float" office:value="0.0000000467110756202422" calcext:value-type="float">
            <text:p>4,67110756202422E-008</text:p>
          </table:table-cell>
          <table:table-cell table:number-columns-repeated="2"/>
          <table:table-cell table:style-name="ce2" table:formula="of:=([.B36]-[.$Q$8])/([.$H$31])" office:value-type="float" office:value="546136363636364" calcext:value-type="float">
            <text:p>546136363636364</text:p>
          </table:table-cell>
          <table:table-cell table:style-name="ce2" table:formula="of:=SQRT(([.I36]/[.$Q$6])^2+([.$R$8]/[.$Q$6])^2+((([.H36]-[.$Q$8])*[.$R$6])/([.$Q$6]^2))^2)" office:value-type="float" office:value="51438585058201" calcext:value-type="float">
            <text:p>51438585058201</text:p>
          </table:table-cell>
          <table:table-cell table:style-name="ce2" table:formula="of:=[.$G$32]/[.L36]" office:value-type="float" office:value="0.00000054893333965876" calcext:value-type="float">
            <text:p>5,4893333965876E-007</text:p>
          </table:table-cell>
          <table:table-cell table:style-name="ce2" table:formula="of:=([.$G$32]*[.M36])/[.L36]^2" office:value-type="float" office:value="0.0000000517020219919291" calcext:value-type="float">
            <text:p>5,17020219919291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7]-[.$Q$8])/[.$Q$6]" office:value-type="float" office:value="746437064940025" calcext:value-type="float">
            <text:p>746437064940025</text:p>
          </table:table-cell>
          <table:table-cell table:style-name="ce2" table:formula="of:=SQRT(([.C37]/[.$Q$6])^2+([.$R$8]/[.$Q$6])^2+((([.B37]-[.$Q$8])*[.$R$6])/([.$Q$6]^2))^2)" office:value-type="float" office:value="70545057487616.5" calcext:value-type="float">
            <text:p>70545057487616,5</text:p>
          </table:table-cell>
          <table:table-cell table:style-name="ce2" table:formula="of:=[.$G$32]/[.F37]" office:value-type="float" office:value="0.000000401631258790837" calcext:value-type="float">
            <text:p>4,01631258790837E-007</text:p>
          </table:table-cell>
          <table:table-cell table:style-name="ce2" table:formula="of:=([.$G$32]*[.G37])/[.F37]^2" office:value-type="float" office:value="0.0000000379577885008965" calcext:value-type="float">
            <text:p>0,000000038</text:p>
          </table:table-cell>
          <table:table-cell table:number-columns-repeated="2"/>
          <table:table-cell table:style-name="ce2" table:formula="of:=([.B37]-[.$Q$8])/([.$H$31])" office:value-type="float" office:value="626236363636364" calcext:value-type="float">
            <text:p>626236363636364</text:p>
          </table:table-cell>
          <table:table-cell table:style-name="ce2" table:formula="of:=SQRT(([.I37]/[.$Q$6])^2+([.$R$8]/[.$Q$6])^2+((([.H37]-[.$Q$8])*[.$R$6])/([.$Q$6]^2))^2)" office:value-type="float" office:value="51438584530465" calcext:value-type="float">
            <text:p>51438584530465</text:p>
          </table:table-cell>
          <table:table-cell table:style-name="ce2" table:formula="of:=[.$G$32]/[.L37]" office:value-type="float" office:value="0.000000478720935748919" calcext:value-type="float">
            <text:p>4,78720935748919E-007</text:p>
          </table:table-cell>
          <table:table-cell table:style-name="ce2" table:formula="of:=([.$G$32]*[.M37])/[.L37]^2" office:value-type="float" office:value="0.000000039321778085571" calcext:value-type="float">
            <text:p>3,9321778085571E-00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formula="of:=100-(100/470)*402" office:value-type="float" office:value="14.468085106383" calcext:value-type="float">
            <text:p>14,468085106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Farbe</text:p>
          </table:table-cell>
          <table:table-cell office:value-type="string" calcext:value-type="string">
            <text:p>N_ph/(1/s)</text:p>
          </table:table-cell>
          <table:table-cell office:value-type="string" calcext:value-type="string">
            <text:p>Fehler/(1/s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Ultraviolett</text:p>
          </table:table-cell>
          <table:table-cell table:formula="of:=[.F52]/(1.602*10^-19)" office:value-type="float" office:value="4053374839891.69" calcext:value-type="float">
            <text:p>4053374839891,69</text:p>
          </table:table-cell>
          <table:table-cell table:formula="of:=[.G52]/(1.602*10^-19)" office:value-type="float" office:value="1013343709972.92" calcext:value-type="float">
            <text:p>1013343709972,9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Violett</text:p>
          </table:table-cell>
          <table:table-cell table:formula="of:=[.F53]/(1.602*10^-19)" office:value-type="float" office:value="3869130528987.53" calcext:value-type="float">
            <text:p>3869130528987,53</text:p>
          </table:table-cell>
          <table:table-cell table:formula="of:=[.G53]/(1.602*10^-19)" office:value-type="float" office:value="644855088164.588" calcext:value-type="float">
            <text:p>644855088164,58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lau</text:p>
          </table:table-cell>
          <table:table-cell table:formula="of:=[.F54]/(1.602*10^-19)" office:value-type="float" office:value="3152624875471.32" calcext:value-type="float">
            <text:p>3152624875471,32</text:p>
          </table:table-cell>
          <table:table-cell table:formula="of:=[.G54]/(1.602*10^-19)" office:value-type="float" office:value="262718739622.61" calcext:value-type="float">
            <text:p>262718739622,6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ün</text:p>
          </table:table-cell>
          <table:table-cell table:formula="of:=[.F55]/(1.602*10^-19)" office:value-type="float" office:value="2639406872487.61" calcext:value-type="float">
            <text:p>2639406872487,61</text:p>
          </table:table-cell>
          <table:table-cell table:formula="of:=[.G55]/(1.602*10^-19)" office:value-type="float" office:value="164962929530.476" calcext:value-type="float">
            <text:p>164962929530,47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lb</text:p>
          </table:table-cell>
          <table:table-cell table:formula="of:=[.F56]/(1.602*10^-19)" office:value-type="float" office:value="4334859203773.06" calcext:value-type="float">
            <text:p>4334859203773,06</text:p>
          </table:table-cell>
          <table:table-cell table:formula="of:=[.G56]/(1.602*10^-19)" office:value-type="float" office:value="131359369811.305" calcext:value-type="float">
            <text:p>131359369811,30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8"/>
          <table:table-cell table:formula="of:=100-(100/[.F58])*[.F55]" office:value-type="float" office:value="26.883790859155" calcext:value-type="float">
            <text:p>26,8837908592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1/0.88" office:value-type="float" office:value="1.13636363636364" calcext:value-type="float">
            <text:p>1,1363636364</text:p>
          </table:table-cell>
          <table:table-cell table:number-columns-repeated="5"/>
          <table:table-cell table:formula="of:=6.6*10^-34" office:value-type="float" office:value="6.59999999999997E-034" calcext:value-type="float">
            <text:p>6,59999999999997E-034</text:p>
          </table:table-cell>
          <table:table-cell table:formula="of:=1.602*10^-19" office:value-type="float" office:value="1.602E-019" calcext:value-type="float">
            <text:p>1,602E-0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Frequenz/Hz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_k/A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table:style-name="ce2" office:value-type="string" calcext:value-type="string">
            <text:p>Ausbeute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Leistung/W</text:p>
          </table:table-cell>
          <table:table-cell office:value-type="string" calcext:value-type="string">
            <text:p>Fehler/W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Zusätzlicher Korrekturfaktor in 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ltraviolett</text:p>
          </table:table-cell>
          <table:table-cell table:formula="of:=0.04*10^-6" office:value-type="float" office:value="0.00000004" calcext:value-type="float">
            <text:p>0,00000004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 office:value-type="string" calcext:value-type="string">
            <text:p>Ultraviolett</text:p>
          </table:table-cell>
          <table:table-cell table:style-name="ce2" table:formula="of:=([.B52]*[.$F$49])*[.H52]" office:value-type="float" office:value="0.000000649350649350649" calcext:value-type="float">
            <text:p>6,49350649350649E-007</text:p>
          </table:table-cell>
          <table:table-cell table:formula="of:=([.C52]*[.$F$49])*[.H52]" office:value-type="float" office:value="0.000000162337662337662" calcext:value-type="float">
            <text:p>1,62337662337662E-007</text:p>
          </table:table-cell>
          <table:table-cell table:style-name="ce2" table:formula="of:=1/0.07" office:value-type="float" office:value="14.2857142857143" calcext:value-type="float">
            <text:p>14,2857142857</text:p>
          </table:table-cell>
          <table:table-cell/>
          <table:table-cell table:style-name="ce2" table:formula="of:=[.$H$26]/[.F52]" office:value-type="float" office:value="0.00000005467" calcext:value-type="float">
            <text:p>5,467E-008</text:p>
          </table:table-cell>
          <table:table-cell table:formula="of:=SQRT(([.$I$26]/[.F52])^2+(([.G52]*[.$H$26])/([.F52]^2))^2)" office:value-type="float" office:value="0.0000000140267250512577" calcext:value-type="float">
            <text:p>0,000000014</text:p>
          </table:table-cell>
          <table:table-cell/>
          <table:table-cell office:value-type="string" calcext:value-type="string">
            <text:p>Ultraviolett</text:p>
          </table:table-cell>
          <table:table-cell table:formula="of:=([.$L$49]*[.B52]*[.D52])/[.$M$49]" office:value-type="float" office:value="0.0000001351745917603" calcext:value-type="float">
            <text:p>1,351745917603E-007</text:p>
          </table:table-cell>
          <table:table-cell table:formula="of:=([.C52]*[.D52]*[.$L$49])/[.$M$49]" office:value-type="float" office:value="0.0000000337936479400749" calcext:value-type="float">
            <text:p>3,37936479400749E-008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olett</text:p>
          </table:table-cell>
          <table:table-cell table:formula="of:=0.06*10^-6" office:value-type="float" office:value="0.00000006" calcext:value-type="float">
            <text:p>0,0000000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 office:value-type="string" calcext:value-type="string">
            <text:p>Violett</text:p>
          </table:table-cell>
          <table:table-cell table:style-name="ce2" table:formula="of:=([.B53]*[.$F$49])*[.H53]" office:value-type="float" office:value="0.000000619834710743802" calcext:value-type="float">
            <text:p>6,19834710743802E-007</text:p>
          </table:table-cell>
          <table:table-cell table:formula="of:=([.C53]*[.$F$49])*[.H53]" office:value-type="float" office:value="0.000000103305785123967" calcext:value-type="float">
            <text:p>1,03305785123967E-007</text:p>
          </table:table-cell>
          <table:table-cell table:style-name="ce2" table:formula="of:=1/0.11" office:value-type="float" office:value="9.09090909090909" calcext:value-type="float">
            <text:p>9,0909090909</text:p>
          </table:table-cell>
          <table:table-cell/>
          <table:table-cell table:style-name="ce2" table:formula="of:=[.$H$26]/[.F53]" office:value-type="float" office:value="0.0000000572733333333333" calcext:value-type="float">
            <text:p>5,72733333333333E-008</text:p>
          </table:table-cell>
          <table:table-cell table:formula="of:=SQRT(([.$I$26]/[.F53])^2+(([.G53]*[.$H$26])/([.F53]^2))^2)" office:value-type="float" office:value="0.0000000101012930591961" calcext:value-type="float">
            <text:p>1,01012930591961E-008</text:p>
          </table:table-cell>
          <table:table-cell/>
          <table:table-cell office:value-type="string" calcext:value-type="string">
            <text:p>Violett</text:p>
          </table:table-cell>
          <table:table-cell table:formula="of:=([.$L$49]*[.B53]*[.D53])/[.$M$49]" office:value-type="float" office:value="0.000000183133438202247" calcext:value-type="float">
            <text:p>1,83133438202247E-007</text:p>
          </table:table-cell>
          <table:table-cell table:formula="of:=([.C53]*[.D53]*[.$L$49])/[.$M$49]" office:value-type="float" office:value="0.0000000305222397003745" calcext:value-type="float">
            <text:p>3,05222397003745E-008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au</text:p>
          </table:table-cell>
          <table:table-cell table:formula="of:=0.12*10^-6" office:value-type="float" office:value="0.00000012" calcext:value-type="float">
            <text:p>0,00000012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 office:value-type="string" calcext:value-type="string">
            <text:p>Blau</text:p>
          </table:table-cell>
          <table:table-cell table:style-name="ce2" table:formula="of:=([.B54]*[.$F$49])*[.H54]" office:value-type="float" office:value="0.000000505050505050505" calcext:value-type="float">
            <text:p>5,05050505050505E-007</text:p>
          </table:table-cell>
          <table:table-cell table:formula="of:=([.C54]*[.$F$49])*[.H54]" office:value-type="float" office:value="0.0000000420875420875421" calcext:value-type="float">
            <text:p>4,20875420875421E-008</text:p>
          </table:table-cell>
          <table:table-cell table:style-name="ce2" table:formula="of:=1/0.27" office:value-type="float" office:value="3.7037037037037" calcext:value-type="float">
            <text:p>3,7037037037</text:p>
          </table:table-cell>
          <table:table-cell/>
          <table:table-cell table:style-name="ce2" table:formula="of:=[.$H$26]/[.F54]" office:value-type="float" office:value="0.00000007029" calcext:value-type="float">
            <text:p>7,029E-008</text:p>
          </table:table-cell>
          <table:table-cell table:formula="of:=SQRT(([.$I$26]/[.F54])^2+(([.G54]*[.$H$26])/([.F54]^2))^2)" office:value-type="float" office:value="0.00000000712430479064449" calcext:value-type="float">
            <text:p>7,12430479064449E-009</text:p>
          </table:table-cell>
          <table:table-cell/>
          <table:table-cell office:value-type="string" calcext:value-type="string">
            <text:p>Blau</text:p>
          </table:table-cell>
          <table:table-cell table:formula="of:=([.$L$49]*[.B54]*[.D54])/[.$M$49]" office:value-type="float" office:value="0.000000340064629213483" calcext:value-type="float">
            <text:p>3,40064629213483E-007</text:p>
          </table:table-cell>
          <table:table-cell table:formula="of:=([.C54]*[.D54]*[.$L$49])/[.$M$49]" office:value-type="float" office:value="0.0000000283387191011236" calcext:value-type="float">
            <text:p>2,83387191011236E-008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ün</text:p>
          </table:table-cell>
          <table:table-cell table:formula="of:=0.16*10^-6" office:value-type="float" office:value="0.00000016" calcext:value-type="float">
            <text:p>0,0000001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 office:value-type="string" calcext:value-type="string">
            <text:p>Grün</text:p>
          </table:table-cell>
          <table:table-cell table:style-name="ce2" table:formula="of:=([.B55]*[.$F$49])*[.H55]" office:value-type="float" office:value="0.000000422832980972516" calcext:value-type="float">
            <text:p>4,22832980972516E-007</text:p>
          </table:table-cell>
          <table:table-cell table:formula="of:=([.C55]*[.$F$49])*[.H55]" office:value-type="float" office:value="0.0000000264270613107822" calcext:value-type="float">
            <text:p>2,64270613107822E-008</text:p>
          </table:table-cell>
          <table:table-cell table:style-name="ce2" table:formula="of:=1/0.43" office:value-type="float" office:value="2.32558139534884" calcext:value-type="float">
            <text:p>2,3255813953</text:p>
          </table:table-cell>
          <table:table-cell/>
          <table:table-cell table:style-name="ce2" table:formula="of:=[.$H$26]/[.F55]" office:value-type="float" office:value="0.0000000839575" calcext:value-type="float">
            <text:p>0,000000084</text:p>
          </table:table-cell>
          <table:table-cell table:formula="of:=SQRT(([.$I$26]/[.F55])^2+(([.G55]*[.$H$26])/([.F55]^2))^2)" office:value-type="float" office:value="0.0000000071412355960616" calcext:value-type="float">
            <text:p>7,1412355960616E-009</text:p>
          </table:table-cell>
          <table:table-cell/>
          <table:table-cell office:value-type="string" calcext:value-type="string">
            <text:p>Grün</text:p>
          </table:table-cell>
          <table:table-cell table:formula="of:=([.$L$49]*[.B55]*[.D55])/[.$M$49]" office:value-type="float" office:value="0.000000361885003745318" calcext:value-type="float">
            <text:p>3,61885003745318E-007</text:p>
          </table:table-cell>
          <table:table-cell table:formula="of:=([.C55]*[.D55]*[.$L$49])/[.$M$49]" office:value-type="float" office:value="0.0000000226178127340824" calcext:value-type="float">
            <text:p>2,26178127340824E-008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lb</text:p>
          </table:table-cell>
          <table:table-cell table:formula="of:=0.33*10^-6" office:value-type="float" office:value="0.00000033" calcext:value-type="float">
            <text:p>0,00000033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 office:value-type="string" calcext:value-type="string">
            <text:p>Gelb</text:p>
          </table:table-cell>
          <table:table-cell table:style-name="ce2" table:formula="of:=([.B56]*[.$F$49])*[.H56]" office:value-type="float" office:value="0.000000694444444444445" calcext:value-type="float">
            <text:p>6,94444444444445E-007</text:p>
          </table:table-cell>
          <table:table-cell table:formula="of:=([.C56]*[.$F$49])*[.H56]" office:value-type="float" office:value="0.000000021043771043771" calcext:value-type="float">
            <text:p>0,000000021</text:p>
          </table:table-cell>
          <table:table-cell table:style-name="ce2" table:formula="of:=1/0.54" office:value-type="float" office:value="1.85185185185185" calcext:value-type="float">
            <text:p>1,8518518519</text:p>
          </table:table-cell>
          <table:table-cell/>
          <table:table-cell table:style-name="ce2" table:formula="of:=[.$H$26]/[.F56]" office:value-type="float" office:value="0.00000005112" calcext:value-type="float">
            <text:p>5,112E-008</text:p>
          </table:table-cell>
          <table:table-cell table:formula="of:=SQRT(([.$I$26]/[.F56])^2+(([.G56]*[.$H$26])/([.F56]^2))^2)" office:value-type="float" office:value="0.0000000033313784901491" calcext:value-type="float">
            <text:p>3,3313784901491E-009</text:p>
          </table:table-cell>
          <table:table-cell/>
          <table:table-cell office:value-type="string" calcext:value-type="string">
            <text:p>Gelb</text:p>
          </table:table-cell>
          <table:table-cell table:formula="of:=([.$L$49]*[.B56]*[.D56])/[.$M$49]" office:value-type="float" office:value="0.000000705160808988764" calcext:value-type="float">
            <text:p>7,05160808988764E-007</text:p>
          </table:table-cell>
          <table:table-cell table:formula="of:=([.C56]*[.D56]*[.$L$49])/[.$M$49]" office:value-type="float" office:value="0.0000000213685093632959" calcext:value-type="float">
            <text:p>2,13685093632959E-008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AVERAGE([.F52:.F56])" office:value-type="float" office:value="0.000000578302658112383" calcext:value-type="float">
            <text:p>5,78302658112383E-007</text:p>
          </table:table-cell>
          <table:table-cell table:number-columns-repeated="3"/>
          <table:table-cell table:formula="of:=AVERAGE([.J52:.J56])" office:value-type="float" office:value="0.0000000634621666666667" calcext:value-type="float">
            <text:p>6,34621666666667E-008</text:p>
          </table:table-cell>
          <table:table-cell table:formula="of:=AVERAGE([.K52:.K56])" office:value-type="float" office:value="0.00000000834498739746181" calcext:value-type="float">
            <text:p>8,34498739746181E-009</text:p>
          </table:table-cell>
          <table:table-cell table:formula="of:=[.J58]-[.K58]" office:value-type="float" office:value="0.0000000551171792692049" calcext:value-type="float">
            <text:p>5,51171792692049E-008</text:p>
          </table:table-cell>
          <table:table-cell/>
          <table:table-cell table:formula="of:=AVERAGE([.N52:.N56])" office:value-type="float" office:value="0.000000345083694382022" calcext:value-type="float">
            <text:p>3,45083694382022E-007</text:p>
          </table:table-cell>
          <table:table-cell table:formula="of:=STDEVP([.N52:.N56])" office:value-type="float" office:value="0.000000200126320265554" calcext:value-type="float">
            <text:p>2,00126320265554E-007</text:p>
          </table:table-cell>
          <table:table-cell table:formula="of:=[.N58]-[.O58]" office:value-type="float" office:value="0.000000144957374116468" calcext:value-type="float">
            <text:p>0,00000014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J58]+[.K58]" office:value-type="float" office:value="0.0000000718071540641285" calcext:value-type="float">
            <text:p>7,18071540641285E-008</text:p>
          </table:table-cell>
          <table:table-cell table:number-columns-repeated="3"/>
          <table:table-cell table:formula="of:=[.N58]+[.O58]" office:value-type="float" office:value="0.000000545210014647576" calcext:value-type="float">
            <text:p>5,45210014647576E-00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. Ord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Frequenz/Hz</text:p>
          </table:table-cell>
          <table:table-cell/>
          <table:table-cell office:value-type="string" calcext:value-type="string">
            <text:p>N_ph</text:p>
          </table:table-cell>
          <table:table-cell table:number-columns-repeated="3"/>
          <table:table-cell table:style-name="ce2" office:value-type="string" calcext:value-type="string">
            <text:p>Ausbeute</text:p>
          </table:table-cell>
          <table:table-cell/>
          <table:table-cell office:value-type="string" calcext:value-type="string">
            <text:p>Leistung/W</text:p>
          </table:table-cell>
          <table:table-cell office:value-type="string" calcext:value-type="string">
            <text:p>Fehler/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ltraviolett</text:p>
          </table:table-cell>
          <table:table-cell table:formula="of:=0.06*10^-6" office:value-type="float" office:value="0.00000006" calcext:value-type="float">
            <text:p>0,0000000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/>
          <table:table-cell table:style-name="ce2" table:formula="of:=([.B64]*[.$F$49])*[.G64]" office:value-type="float" office:value="0.000000974025974025974" calcext:value-type="float">
            <text:p>0,000000974</text:p>
          </table:table-cell>
          <table:table-cell table:style-name="ce2" table:formula="of:=1/0.07" office:value-type="float" office:value="14.2857142857143" calcext:value-type="float">
            <text:p>14,2857142857</text:p>
          </table:table-cell>
          <table:table-cell table:number-columns-repeated="2"/>
          <table:table-cell table:style-name="ce2" table:formula="of:=[.$H$26]/[.F64]" office:value-type="float" office:value="0.0000000364466666666667" calcext:value-type="float">
            <text:p>3,64466666666667E-008</text:p>
          </table:table-cell>
          <table:table-cell/>
          <table:table-cell table:formula="of:=([.$L$49]*[.B64]*[.D64])/[.$M$49]" office:value-type="float" office:value="0.000000202761887640449" calcext:value-type="float">
            <text:p>2,02761887640449E-007</text:p>
          </table:table-cell>
          <table:table-cell table:formula="of:=([.C64]*[.D64]*[.$L$49])/[.$M$49]" office:value-type="float" office:value="0.0000000337936479400749" calcext:value-type="float">
            <text:p>3,37936479400749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olett</text:p>
          </table:table-cell>
          <table:table-cell table:formula="of:=0.07*10^-6" office:value-type="float" office:value="0.00000007" calcext:value-type="float">
            <text:p>0,00000007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/>
          <table:table-cell table:style-name="ce2" table:formula="of:=([.B65]*[.$F$49])*[.G65]" office:value-type="float" office:value="0.000000723140495867769" calcext:value-type="float">
            <text:p>7,23140495867769E-007</text:p>
          </table:table-cell>
          <table:table-cell table:style-name="ce2" table:formula="of:=1/0.11" office:value-type="float" office:value="9.09090909090909" calcext:value-type="float">
            <text:p>9,0909090909</text:p>
          </table:table-cell>
          <table:table-cell table:number-columns-repeated="2"/>
          <table:table-cell table:style-name="ce2" table:formula="of:=[.$H$26]/[.F65]" office:value-type="float" office:value="0.0000000490914285714286" calcext:value-type="float">
            <text:p>4,90914285714286E-008</text:p>
          </table:table-cell>
          <table:table-cell/>
          <table:table-cell table:formula="of:=([.$L$49]*[.B65]*[.D65])/[.$M$49]" office:value-type="float" office:value="0.000000213655677902622" calcext:value-type="float">
            <text:p>2,13655677902622E-007</text:p>
          </table:table-cell>
          <table:table-cell table:formula="of:=([.C65]*[.D65]*[.$L$49])/[.$M$49]" office:value-type="float" office:value="0.0000000305222397003745" calcext:value-type="float">
            <text:p>3,05222397003745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u</text:p>
          </table:table-cell>
          <table:table-cell table:formula="of:=0.09*10^-6" office:value-type="float" office:value="0.00000009" calcext:value-type="float">
            <text:p>0,00000009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/>
          <table:table-cell table:style-name="ce2" table:formula="of:=([.B66]*[.$F$49])*[.G66]" office:value-type="float" office:value="0.000000352664576802508" calcext:value-type="float">
            <text:p>3,52664576802508E-007</text:p>
          </table:table-cell>
          <table:table-cell table:style-name="ce2" table:formula="of:=1/0.29" office:value-type="float" office:value="3.44827586206897" calcext:value-type="float">
            <text:p>3,4482758621</text:p>
          </table:table-cell>
          <table:table-cell table:number-columns-repeated="2"/>
          <table:table-cell table:style-name="ce2" table:formula="of:=[.$H$26]/[.F66]" office:value-type="float" office:value="0.000000100662222222222" calcext:value-type="float">
            <text:p>1,00662222222222E-007</text:p>
          </table:table-cell>
          <table:table-cell/>
          <table:table-cell table:formula="of:=([.$L$49]*[.B66]*[.D66])/[.$M$49]" office:value-type="float" office:value="0.000000255048471910112" calcext:value-type="float">
            <text:p>0,000000255</text:p>
          </table:table-cell>
          <table:table-cell table:formula="of:=([.C66]*[.D66]*[.$L$49])/[.$M$49]" office:value-type="float" office:value="0.0000000283387191011236" calcext:value-type="float">
            <text:p>2,83387191011236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ün</text:p>
          </table:table-cell>
          <table:table-cell table:formula="of:=0.08*10^-6" office:value-type="float" office:value="0.00000008" calcext:value-type="float">
            <text:p>0,00000008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/>
          <table:table-cell table:style-name="ce2" table:formula="of:=([.B67]*[.$F$49])*[.G67]" office:value-type="float" office:value="0.000000189393939393939" calcext:value-type="float">
            <text:p>1,89393939393939E-007</text:p>
          </table:table-cell>
          <table:table-cell table:style-name="ce2" table:formula="of:=1/0.48" office:value-type="float" office:value="2.08333333333333" calcext:value-type="float">
            <text:p>2,0833333333</text:p>
          </table:table-cell>
          <table:table-cell table:number-columns-repeated="2"/>
          <table:table-cell table:style-name="ce2" table:formula="of:=[.$H$26]/[.F67]" office:value-type="float" office:value="0.00000018744" calcext:value-type="float">
            <text:p>1,8744E-007</text:p>
          </table:table-cell>
          <table:table-cell/>
          <table:table-cell table:formula="of:=([.$L$49]*[.B67]*[.D67])/[.$M$49]" office:value-type="float" office:value="0.000000180942501872659" calcext:value-type="float">
            <text:p>1,80942501872659E-007</text:p>
          </table:table-cell>
          <table:table-cell table:formula="of:=([.C67]*[.D67]*[.$L$49])/[.$M$49]" office:value-type="float" office:value="0.0000000226178127340824" calcext:value-type="float">
            <text:p>2,26178127340824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b</text:p>
          </table:table-cell>
          <table:table-cell table:formula="of:=0.11*10^-6" office:value-type="float" office:value="0.00000011" calcext:value-type="float">
            <text:p>0,00000011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/>
          <table:table-cell table:style-name="ce2" table:formula="of:=([.B68]*[.$F$49])*[.G68]" office:value-type="float" office:value="0.000000231481481481481" calcext:value-type="float">
            <text:p>2,31481481481481E-007</text:p>
          </table:table-cell>
          <table:table-cell table:style-name="ce2" table:formula="of:=1/0.54" office:value-type="float" office:value="1.85185185185185" calcext:value-type="float">
            <text:p>1,8518518519</text:p>
          </table:table-cell>
          <table:table-cell table:number-columns-repeated="2"/>
          <table:table-cell table:style-name="ce2" table:formula="of:=[.$H$26]/[.F68]" office:value-type="float" office:value="0.00000015336" calcext:value-type="float">
            <text:p>1,5336E-007</text:p>
          </table:table-cell>
          <table:table-cell/>
          <table:table-cell table:formula="of:=([.$L$49]*[.B68]*[.D68])/[.$M$49]" office:value-type="float" office:value="0.000000235053602996255" calcext:value-type="float">
            <text:p>2,35053602996255E-007</text:p>
          </table:table-cell>
          <table:table-cell table:formula="of:=([.C68]*[.D68]*[.$L$49])/[.$M$49]" office:value-type="float" office:value="0.0000000213685093632959" calcext:value-type="float">
            <text:p>2,13685093632959E-008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.00.0000</text:date>, <text:time style:data-style-name="N2" text:time-value="09:17:03.6991201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09:54:36.194232063</dc:date>
    <dc:creator>frederik </dc:creator>
    <meta:generator>LibreOffice/4.2.6.3$Linux_x86 LibreOffice_project/420m0$Build-3</meta:generator>
    <meta:editing-duration>PT9H11M57S</meta:editing-duration>
    <meta:editing-cycles>14</meta:editing-cycles>
    <meta:document-statistic meta:table-count="2" meta:cell-count="603" meta:object-count="0"/>
  </office:meta>
</office:document-meta>
</file>